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77FB23C16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33in" style:rel-column-width="3779*"/>
    </style:style>
    <style:style style:name="Table1.B" style:family="table-column">
      <style:table-column-properties style:column-width="1.75in" style:rel-column-width="11337*"/>
    </style:style>
    <style:style style:name="Table1.C" style:family="table-column">
      <style:table-column-properties style:column-width="0.8229in" style:rel-column-width="5331*"/>
    </style:style>
    <style:style style:name="Table1.D" style:family="table-column">
      <style:table-column-properties style:column-width="0.9583in" style:rel-column-width="6208*"/>
    </style:style>
    <style:style style:name="Table1.E" style:family="table-column">
      <style:table-column-properties style:column-width="0.9688in" style:rel-column-width="6276*"/>
    </style:style>
    <style:style style:name="Table1.G" style:family="table-column">
      <style:table-column-properties style:column-width="0.9479in" style:rel-column-width="6141*"/>
    </style:style>
    <style:style style:name="Table1.H" style:family="table-column">
      <style:table-column-properties style:column-width="0.7813in" style:rel-column-width="5061*"/>
    </style:style>
    <style:style style:name="Table1.I" style:family="table-column">
      <style:table-column-properties style:column-width="0.7292in" style:rel-column-width="4724*"/>
    </style:style>
    <style:style style:name="Table1.J" style:family="table-column">
      <style:table-column-properties style:column-width="0.8438in" style:rel-column-width="5466*"/>
    </style:style>
    <style:style style:name="Table1.K" style:family="table-column">
      <style:table-column-properties style:column-width="0.7618in" style:rel-column-width="493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line-height="100%" fo:text-align="center" style:justify-single-word="false"/>
    </style:style>
    <style:style style:name="P4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6" style:family="paragraph" style:parent-style-name="Footer">
      <style:paragraph-properties fo:line-height="100%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8" style:family="paragraph" style:parent-style-name="Footer">
      <style:paragraph-properties fo:line-height="100%" fo:hyphenation-ladder-count="no-limit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9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10" style:family="paragraph" style:parent-style-name="Footer">
      <style:paragraph-properties fo:line-height="100%" fo:hyphenation-ladder-count="no-limit"/>
      <style:text-properties style:text-outline="false" style:text-line-through-styl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1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2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13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Standard">
      <style:paragraph-properties fo:line-height="100%" fo:hyphenation-ladder-count="no-limit"/>
      <style:text-properties style:text-outline="false" style:text-line-through-styl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5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18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outline="false" style:text-line-through-styl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15">Exam </text:p>
              <text:p text:style-name="P15">Number</text:p>
            </table:table-cell>
            <table:table-cell table:style-name="Table1.A1" office:value-type="string">
              <text:p text:style-name="P9">{{{++header+person+surname}}}</text:p>
            </table:table-cell>
            <table:table-cell table:style-name="Table1.A1" office:value-type="string">
              <text:p text:style-name="P9">{{{++header+demographic+gender}}}</text:p>
            </table:table-cell>
            <table:table-cell table:style-name="Table1.A1" office:value-type="string">
              <text:p text:style-name="P9">{{{++header+exam_grade_paper_i+name}}}</text:p>
            </table:table-cell>
            <table:table-cell table:style-name="Table1.A1" office:value-type="string">
              <text:p text:style-name="P9">{{{++header+exam_grade_paper_ii+name}}}</text:p>
            </table:table-cell>
            <table:table-cell table:style-name="Table1.A1" office:value-type="string">
              <text:p text:style-name="P9">{{{++header+exam_grade_paper_iii+name}}}</text:p>
            </table:table-cell>
            <table:table-cell table:style-name="Table1.A1" office:value-type="string">
              <text:p text:style-name="P9">{{{++header+exam_grade_paper_iv+name}}}</text:p>
            </table:table-cell>
            <table:table-cell table:style-name="Table1.A1" office:value-type="string">
              <text:p text:style-name="P9">{{{++header+primary_form+av_mark}}}</text:p>
            </table:table-cell>
            <table:table-cell table:style-name="Table1.A1" office:value-type="string">
              <text:p text:style-name="P9">{{{++header+primary_form+exam_result}}}</text:p>
            </table:table-cell>
            <table:table-cell table:style-name="Table1.A1" office:value-type="string">
              <text:p text:style-name="P9">{{{++header+primary_form+try}}}</text:p>
            </table:table-cell>
            <table:table-cell table:style-name="Table1.K1" office:value-type="string">
              <text:p text:style-name="P17">CERT SERIAL NO</text:p>
            </table:table-cell>
          </table:table-row>
        </table:table-header-rows>
        <table:table-row>
          <table:table-cell table:style-name="Table1.A2" office:value-type="string">
            <text:p text:style-name="P16">[!-- BEGIN row.report_row --]{{{primary_form+exam_number}}}</text:p>
          </table:table-cell>
          <table:table-cell table:style-name="Table1.A2" office:value-type="string">
            <text:p text:style-name="P10">{{{person+surname}}} {{{person+firstname}}} {{{person+othername}}}</text:p>
          </table:table-cell>
          <table:table-cell table:style-name="Table1.A2" office:value-type="string">
            <text:p text:style-name="P10">{{{demographic+gender}}} </text:p>
          </table:table-cell>
          <table:table-cell table:style-name="Table1.A2" office:value-type="string">
            <text:p text:style-name="P10">{{{exam_grade_paper_i+name}}}</text:p>
          </table:table-cell>
          <table:table-cell table:style-name="Table1.A2" office:value-type="string">
            <text:p text:style-name="P10">{{{exam_grade_paper_ii+name}}}</text:p>
          </table:table-cell>
          <table:table-cell table:style-name="Table1.A2" office:value-type="string">
            <text:p text:style-name="P10">{{{exam_grade_paper_iii+name}}}</text:p>
          </table:table-cell>
          <table:table-cell table:style-name="Table1.A2" office:value-type="string">
            <text:p text:style-name="P10">{{{exam_grade_paper_iv+name}}}</text:p>
          </table:table-cell>
          <table:table-cell table:style-name="Table1.A2" office:value-type="string">
            <text:p text:style-name="P10">{{{primary_form+av_mark}}}</text:p>
          </table:table-cell>
          <table:table-cell table:style-name="Table1.A2" office:value-type="string">
            <text:p text:style-name="P10">{{{primary_form+exam_result}}}</text:p>
          </table:table-cell>
          <table:table-cell table:style-name="Table1.A2" office:value-type="string">
            <text:p text:style-name="P10">{{{primary_form+try}}}</text:p>
            <text:p text:style-name="P10">[!-- END row.report_row --]</text:p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2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4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6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7" style:family="paragraph" style:parent-style-name="Footer">
      <style:paragraph-properties fo:line-height="100%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8" style:family="paragraph" style:parent-style-name="Standard">
      <style:paragraph-properties fo:line-height="100%" fo:hyphenation-ladder-count="no-limit"/>
      <style:text-properties style:text-outline="false" style:text-line-through-styl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9" style:family="paragraph" style:parent-style-name="Footer">
      <style:paragraph-properties fo:line-height="100%" fo:hyphenation-ladder-count="no-limit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paragraph-properties fo:line-height="100%" fo:text-align="center" style:justify-single-word="false"/>
    </style:style>
    <style:style style:name="MP12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style:text-outline="false" style:text-line-through-styl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color="#000000"/>
    </style:style>
    <style:style style:name="MT5" style:family="text">
      <style:text-properties style:text-outline="false" style:text-line-through-styl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6" style:family="text">
      <style:text-properties style:text-outline="false" style:text-line-through-styl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7" style:family="text">
      <style:text-properties fo:color="#000000" style:text-outline="false" style:text-line-through-styl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1.4in" fo:margin-left="0in" fo:margin-right="0in" fo:margin-top="0.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text:tab/></text:p>
        <text:p text:style-name="MP1"/>
        <text:p text:style-name="MP2"/>
        <text:p text:style-name="MP3"><text:s text:c="96"/>RESULT BOOK</text:p>
        <text:p text:style-name="MP3"/>
        <text:p text:style-name="MP3"/>
        <text:p text:style-name="MP4">Examination Centre No: <text:s text:c="56"/>Examination Centre Name:{{{++limit+providertraining+trainingprovider+name}}}<text:tab/> <text:s text:c="16"/>Year of Exams:{{{+graduation_month}}} {{{+graduation_year}}}</text:p>
        <text:p text:style-name="MP5"><text:s text:c="95"/>Course Name: {{{++limit+providertraining+training+name}}}</text:p>
        <text:p text:style-name="MP5">Paper No: I <text:s text:c="76"/>Paper Name:</text:p>
        <text:p text:style-name="MP5">Paper No: <text:s/>II <text:s text:c="74"/>Paper Name:</text:p>
        <text:p text:style-name="MP5">Paper No: III <text:s text:c="74"/>Paper Name:</text:p>
        <text:p text:style-name="MP5">Paper No: IV <text:s text:c="74"/>Paper Name:</text:p>
      </style:header>
      <style:footer>
        <text:p text:style-name="MP6">Results in examination as a whole is given in four classes. <text:s text:c="3"/><text:tab/> <text:s text:c="4"/><text:span text:style-name="MT1">Performance in each part of an <text:s text:c="47"/>R' following the grade for a paper indicates that</text:span></text:p>
        <text:p text:style-name="MP7">Passed with Distinction(DISTINCTION) <text:s text:c="39"/>examination is given in eight grades. Grades 7, 8 are fail <text:s text:c="6"/>he candidates is permitted to retake the paper</text:p>
        <text:p text:style-name="MP7">Passed with Credit(CREDIT) <text:s text:c="55"/>(grade 1 being highest), or in some instances in two grades <text:s text:c="2"/>with a view to qualifying for a pass in the</text:p>
        <text:p text:style-name="MP7">Passed(PASS) <text:s text:c="77"/>i.e P(=pass), and F=(Fail) 8, 7. ABS means 'absent' <text:s text:c="15"/>examination as a whole</text:p>
        <text:p text:style-name="MP8">Failed (FAIL) or Failed with Referment' (REFERRED)</text:p>
        <text:p text:style-name="MP9"><text:span text:style-name="MT2">Candidates' names as printed above will appear <text:s text:c="14"/></text:span>RP means Resit and Passed <text:s text:c="51"/><text:span text:style-name="MT3">D: 1 - 2 </text:span><text:s text:c="9"/><text:span text:style-name="MT3">C: 2.1 – 4.5 </text:span><text:s text:c="52"/><text:span text:style-name="MT4">………………………………………</text:span> </text:p>
        <text:p text:style-name="MP9"><text:span text:style-name="MT2">on any certificate issued and in the institute's records <text:s text:c="6"/></text:span>RF means Resit and Failed <text:s text:c="54"/><text:span text:style-name="MT3">P: <text:s/>4.6 – 6.9 <text:s text:c="2"/>F: <text:s/>7 – 8</text:span> <text:s text:c="58"/><text:span text:style-name="MT4">EXECUTIVE SECRETARY</text:span><text:tab/> <text:s text:c="2"/></text:p>
      </style:footer>
    </style:master-page>
    <style:master-page style:name="MP0" style:page-layout-name="Mpm2">
      <style:header>
        <text:p text:style-name="MP2"><draw:frame draw:style-name="Mfr1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0"/>
        <text:p text:style-name="MP2">RESULT SLIP</text:p>
        <text:p text:style-name="MP11"/>
        <text:p text:style-name="MP12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9"><text:s text:c="97"/>Course Name: {{{++limit+providertraining+training+name}}}</text:p>
        <text:p text:style-name="MP9">Paper No: I <text:s text:c="78"/>Paper Name:</text:p>
        <text:p text:style-name="MP9">Paper No: <text:s/>II <text:s text:c="76"/>Paper Name:</text:p>
        <text:p text:style-name="MP5">Paper No: III <text:s text:c="76"/>Paper Name:</text:p>
        <text:p text:style-name="MP5">Paper No: IV <text:s text:c="76"/>Paper Name: <text:s text:c="64"/></text:p>
      </style:header>
      <style:footer>
        <text:p text:style-name="MP6">Results in examination as a whole is given in four classes. <text:s text:c="3"/><text:tab/> <text:s text:c="3"/><text:span text:style-name="MT1">Performance in each part of an <text:s text:c="47"/>R' following the grade for a paper indicates that</text:span></text:p>
        <text:p text:style-name="MP6">Passed with Distinction(DISTINCTION) <text:s text:c="38"/>exa<text:span text:style-name="MT1">mination is given in eight grades. Grades 7, 8 are fail <text:s text:c="7"/>the candidates is permitted to retake the paper</text:span></text:p>
        <text:p text:style-name="MP6">Passed with Credit(CREDIT) <text:s text:c="55"/><text:span text:style-name="MT1">(grade 1 being highest), or in some instances in two grades <text:s text:c="3"/>with a view to qualifying for a pass in the </text:span></text:p>
        <text:p text:style-name="MP6">Passed(PASS) <text:s text:c="77"/><text:span text:style-name="MT1">i.e P(=pass), and F=(Fail) 8, 7. ABS means 'absent' <text:s text:c="15"/>examination as a whole</text:span></text:p>
        <text:p text:style-name="MP8">Failed (FAIL) or Failed with Referment' (REFERRED)</text:p>
        <text:p text:style-name="MP13"><text:s/><text:span text:style-name="MT5">Candidates' names as printed above will appear <text:s text:c="14"/></text:span><text:span text:style-name="MT1">RP means Resit and Passed <text:s text:c="50"/></text:span><text:span text:style-name="MT6">D: 1 - 2 </text:span><text:span text:style-name="MT1"><text:s text:c="9"/></text:span><text:span text:style-name="MT6">C: 2.1 – 4.5 </text:span><text:span text:style-name="MT1"><text:s text:c="14"/></text:span><text:span text:style-name="MT7">………………………………………</text:span><text:span text:style-name="MT1"> <text:s text:c="3"/></text:span></text:p>
        <text:p text:style-name="MP13"><text:s/><text:span text:style-name="MT5">on any certificate issued and in the institute's records <text:s text:c="7"/></text:span><text:span text:style-name="MT1">RF means Resit and Failed <text:s text:c="52"/></text:span><text:span text:style-name="MT6">P: <text:s/>4.6 – 6.9 <text:s text:c="2"/>F: <text:s/>7 – 8</text:span><text:span text:style-name="MT1"> <text:s text:c="17"/></text:span><text:span text:style-name="MT7">EXECUTIVE SECRETARY</text:span><text:span text:style-name="MT1"><text:tab/></text:span> <text:s text:c="81"/><text:span text:style-name="MT1"><text:s text:c="98"/></text:span></text:p>
        <text:p text:style-name="MP9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14-07-14T12:24:06</dc:date>
    <dc:creator>HRIS </dc:creator>
    <meta:editing-duration>PT19M3S</meta:editing-duration>
    <meta:editing-cycles>4</meta:editing-cycles>
    <meta:generator>LibreOffice/3.5$Linux_x86 LibreOffice_project/350m1$Build-2</meta:generator>
    <meta:document-statistic meta:table-count="1" meta:image-count="2" meta:object-count="0" meta:page-count="1" meta:paragraph-count="54" meta:word-count="393" meta:character-count="5393" meta:non-whitespace-character-count="2688"/>
  </office:meta>
</office:document-meta>
</file>